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57f" officeooo:paragraph-rsid="0018a57f"/>
    </style:style>
    <style:style style:name="P2" style:family="paragraph" style:parent-style-name="Standard">
      <style:paragraph-properties fo:text-align="start" style:justify-single-word="false"/>
      <style:text-properties officeooo:rsid="0018a57f" officeooo:paragraph-rsid="0018a57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8a57f" officeooo:paragraph-rsid="0018a57f"/>
    </style:style>
    <style:style style:name="P4" style:family="paragraph" style:parent-style-name="Standard" style:list-style-name="L11">
      <style:paragraph-properties fo:text-align="start" style:justify-single-word="false"/>
      <style:text-properties officeooo:paragraph-rsid="001bc18e"/>
    </style:style>
    <style:style style:name="P5" style:family="paragraph" style:parent-style-name="Standard" style:list-style-name="L11">
      <style:paragraph-properties fo:text-align="start" style:justify-single-word="false"/>
      <style:text-properties officeooo:paragraph-rsid="001daf40"/>
    </style:style>
    <style:style style:name="P6" style:family="paragraph" style:parent-style-name="Standard">
      <style:paragraph-properties fo:text-align="start" style:justify-single-word="false"/>
      <style:text-properties fo:font-weight="bold" officeooo:rsid="0018a57f" officeooo:paragraph-rsid="0018a57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9aebc" officeooo:paragraph-rsid="0019aeb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a3140" officeooo:paragraph-rsid="001a3140" style:font-weight-asian="bold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bold" officeooo:rsid="001a3140" officeooo:paragraph-rsid="001a3140" style:font-weight-asian="bold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bold" officeooo:rsid="001bc18e" officeooo:paragraph-rsid="001bc18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bc18e" officeooo:paragraph-rsid="001bc18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af40" officeooo:paragraph-rsid="001daf4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9aebc" officeooo:paragraph-rsid="0019aebc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19aebc" officeooo:paragraph-rsid="0019aebc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weight="normal" officeooo:rsid="001a3140" officeooo:paragraph-rsid="001a314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a3140" officeooo:paragraph-rsid="001a314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bc18e" officeooo:paragraph-rsid="001bc18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daf40" officeooo:paragraph-rsid="001daf40" style:font-weight-asian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weight="normal" officeooo:rsid="001daf40" officeooo:paragraph-rsid="001daf40" style:font-weight-asian="normal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weight="normal" officeooo:rsid="001daf40" officeooo:paragraph-rsid="001daf4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daf40" officeooo:paragraph-rsid="001fa1f5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weight="normal" officeooo:rsid="001fa1f5" officeooo:paragraph-rsid="001fa1f5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weight="normal" officeooo:rsid="001fa1f5" officeooo:paragraph-rsid="001fa1f5" style:font-weight-asian="normal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weight="bold" officeooo:rsid="001a3140" officeooo:paragraph-rsid="001a3140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weight="bold" officeooo:rsid="001fb657" officeooo:paragraph-rsid="001fb65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a1f5" style:font-weight-asian="normal" style:font-weight-complex="normal"/>
    </style:style>
    <style:style style:name="T3" style:family="text">
      <style:text-properties fo:font-weight="normal" officeooo:rsid="002194e8" style:font-weight-asian="normal" style:font-weight-complex="normal"/>
    </style:style>
    <style:style style:name="T4" style:family="text">
      <style:text-properties fo:font-weight="normal" officeooo:rsid="001bc18e" style:font-weight-asian="normal" style:font-weight-complex="normal"/>
    </style:style>
    <style:style style:name="T5" style:family="text">
      <style:text-properties fo:font-weight="normal" officeooo:rsid="001daf40" style:font-weight-asian="normal" style:font-weight-complex="normal"/>
    </style:style>
    <style:style style:name="T6" style:family="text">
      <style:text-properties fo:font-weight="normal" officeooo:rsid="00235334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fb657"/>
    </style:style>
    <style:style style:name="T9" style:family="text">
      <style:text-properties style:text-position="0% 100%"/>
    </style:style>
    <style:style style:name="T10" style:family="text">
      <style:text-properties officeooo:rsid="001a3140"/>
    </style:style>
    <style:style style:name="T11" style:family="text">
      <style:text-properties officeooo:rsid="001fa1f5"/>
    </style:style>
    <style:style style:name="T12" style:family="text">
      <style:text-properties officeooo:rsid="002194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ta Collection</text:p>
      <text:p text:style-name="P1"/>
      <text:list xml:id="list3500971153" text:style-name="L1">
        <text:list-item>
          <text:p text:style-name="P3">The website will be important for classroom communication and resources. <text:s/>The website should provide students with additional information for differentiation, as well as let them know what is required and provide access to assignments even if they are absent. <text:s/>Parents will have access to the site so that they know what is happening in the classroom. <text:s/>Parents can then have open dialogue with the student about what is happening in class.</text:p>
        </text:list-item>
        <text:list-item>
          <text:p text:style-name="P3">My color choices will be dark blue, maroon and off white color scheme. <text:s/>Backgrounds will be light parchment colors.</text:p>
        </text:list-item>
        <text:list-item>
          <text:p text:style-name="P3">As an American History teacher the colors and backgrounds are chosen based on vintage American Flags. <text:s/>I also intend on including pictures of historical artwork. <text:s/>Usually those colors are more subdued. <text:s/>Because the website will be used mostly by middle school students, I intend to limit the bright colors (more for elementary students) and animations to limit distractions. <text:s/>I want parents to also be able to find information quickly and easily.</text:p>
        </text:list-item>
      </text:list>
      <text:p text:style-name="P2"/>
      <text:p text:style-name="P7">Questionnaire</text:p>
      <text:p text:style-name="P13"/>
      <text:p text:style-name="P13">1. <text:s/>What kind of information would you like to find on a teacher’s webpage?</text:p>
      <text:p text:style-name="P13"/>
      <text:p text:style-name="P13">2. <text:s/>How often would you use the website?</text:p>
      <text:p text:style-name="P13"/>
      <text:p text:style-name="P13">3. <text:s/>What information would be most important to you?</text:p>
      <text:p text:style-name="P13"/>
      <text:p text:style-name="P13">4. <text:s/>What types of colors would you like to see?</text:p>
      <text:p text:style-name="P13"/>
      <text:p text:style-name="P13">5. <text:s/>How would you like the layout of the website to be formatted?</text:p>
      <text:p text:style-name="P13"/>
      <text:p text:style-name="P13">***<text:span text:style-name="T12">Most of the answers are verbatim to the questions.</text:span></text:p>
      <text:p text:style-name="P13"/>
      <text:p text:style-name="P7">1<text:span text:style-name="T7">st</text:span> Interviewee</text:p>
      <text:p text:style-name="P13"/>
      <text:p text:style-name="P13">Jeff-46 year old parent, male, white <text:span text:style-name="T11">from neighboring district</text:span></text:p>
      <text:p text:style-name="P13"/>
      <text:list xml:id="list175762597" text:style-name="L4">
        <text:list-item>
          <text:p text:style-name="P14">I <text:s/>would like to see a <text:span text:style-name="T10">syllabus</text:span> of what the semester would entail. Um, probably some cool background graphics related to American History, maybe some Civil War Pictures. <text:s/>Contact <text:span text:style-name="T10">information</text:span> for the teacher. <text:s/>Email, phone number, link to the school website. <text:s/>Link to grades. <text:s/>Maybe a calendar that allows for scheduling of parent teacher conferences. <text:span text:style-name="T10">Opportunities for extra credit. <text:s/>Explanations on how to do assigned projects to be able to help their students.</text:span></text:p>
        </text:list-item>
        <text:list-item>
          <text:p text:style-name="P15">Reality probably never, until I need it. <text:s/>So only to help my kid. <text:s/>I wouldn’t check it regularly only as needed.</text:p>
        </text:list-item>
        <text:list-item>
          <text:p text:style-name="P15">Probably contact information for the teacher to reach out to them. <text:s/>Any clarification for projects. <text:s/>Like a cheat sheet for parents so they can help.</text:p>
        </text:list-item>
        <text:list-item>
          <text:p text:style-name="P23">Red, white and blue.</text:p>
        </text:list-item>
        <text:list-item>
          <text:p text:style-name="P15">References to right side, main topics to the left. <text:s/>Drop-downs for information. <text:s/>Interesting pictures, relevant to what the students are doing.</text:p>
        </text:list-item>
      </text:list>
      <text:p text:style-name="P16"/>
      <text:p text:style-name="P24">2<text:span text:style-name="T7">nd</text:span> Interviewee</text:p>
      <text:p text:style-name="P8"><text:span text:style-name="T1"/></text:p>
      <text:p text:style-name="P8"><text:span text:style-name="T1">Emma-13 year old student, female, white </text:span><text:span text:style-name="T2">from neighboring district</text:span></text:p>
      <text:p text:style-name="P8"><text:span text:style-name="T2"/></text:p>
      <text:list xml:id="list2617683211" text:style-name="L5">
        <text:list-item>
          <text:p text:style-name="P9"><text:span text:style-name="T1">Um, what homework there will be for that week. <text:s/>Maybe stuff to do after you are done working related to social studies stuff. <text:s/>Probably, like the type of stuff you are doing, like big projects. In sections like Civil War, or the units your in. <text:s/>How many points you get off if you don’t turn in your work.</text:span></text:p>
        </text:list-item>
        <text:list-item>
          <text:p text:style-name="P9"><text:span text:style-name="T1"><text:s text:c="2"/>Probably like every day. <text:s/>Just to keep up with homework and what to do.</text:span></text:p>
        </text:list-item>
        <text:list-item>
          <text:p text:style-name="P9"><text:span text:style-name="T1">Probably homework.</text:span></text:p>
        </text:list-item>
        <text:list-item>
          <text:p text:style-name="P10"><text:span text:style-name="T1">Not super colorful, but not black. Somewhere in between. <text:s/>No animation, maybe some photos in it. <text:s/>Harry Potter theme would be cool.</text:span></text:p>
        </text:list-item>
        <text:list-item>
          <text:p text:style-name="P10"><text:span text:style-name="T1">Navigation tabs at the top. <text:s/>Very organized so you know where to find everything. <text:s/>Homework section, units, learning targets-goals for that unit. <text:s/>Afterwork </text:span><text:span text:style-name="T3">[sic]</text:span><text:span text:style-name="T1"> things to do. <text:s/>Homepage should have the general stuff on it.</text:span></text:p>
        </text:list-item>
      </text:list>
      <text:p text:style-name="P17"/>
      <text:p text:style-name="P11">3<text:span text:style-name="T7">rd</text:span> Interviewee</text:p>
      <text:p text:style-name="P17"/>
      <text:p text:style-name="P17">Kim-48 year old <text:span text:style-name="T11">parent</text:span>, female, white <text:span text:style-name="T11">from neighboring district</text:span></text:p>
      <text:p text:style-name="P17"/>
      <text:list xml:id="list3383064330" text:style-name="L11">
        <text:list-item>
          <text:p text:style-name="P4"><text:span text:style-name="T4">What I would expect to see. <text:s/></text:span><text:span text:style-name="T2">Highlights</text:span><text:span text:style-name="T4"> of what they are </text:span><text:span text:style-name="T2">studying</text:span><text:span text:style-name="T4">, timelines of the history.</text:span></text:p>
        </text:list-item>
        <text:list-item>
          <text:p text:style-name="P4"><text:span text:style-name="T4">It would depend on what grade the student has in the class. <text:s/>Maybe weekly.</text:span></text:p>
        </text:list-item>
        <text:list-item>
          <text:p text:style-name="P4"><text:span text:style-name="T2">Homework</text:span><text:span text:style-name="T4"> assignments and </text:span><text:span text:style-name="T2">grades.</text:span></text:p>
        </text:list-item>
        <text:list-item>
          <text:p text:style-name="P4"><text:span text:style-name="T4">I would say colors of the old wild west, brown, tans, subdued colors. <text:s/>Like in a country western movie.</text:span></text:p>
        </text:list-item>
        <text:list-item>
          <text:p text:style-name="P5"><text:span text:style-name="T6">First what c</text:span><text:span text:style-name="T5">omes up on the screen. <text:s/>Course description. <text:s/>Menu on top left-drop down and lets you pick what you want. <text:s/>Class number, teachers name, contact information, picture of book using. <text:s/>So </text:span><text:span text:style-name="T6">I</text:span><text:span text:style-name="T5"> know </text:span><text:span text:style-name="T2">that's</text:span><text:span text:style-name="T5"> the book that under their bed.</text:span></text:p>
        </text:list-item>
      </text:list>
      <text:p text:style-name="P18"/>
      <text:p text:style-name="P18"/>
      <text:p text:style-name="P12">4<text:span text:style-name="T7">th</text:span> Interviewee</text:p>
      <text:p text:style-name="P18"/>
      <text:p text:style-name="P21">Catie-<text:span text:style-name="T10">13 year old student, female, white from neighboring district</text:span></text:p>
      <text:p text:style-name="P18"/>
      <text:list xml:id="list3781500014" text:style-name="L7">
        <text:list-item>
          <text:p text:style-name="P19">Stuff that we studied over the year in order through the semester. <text:s/></text:p>
        </text:list-item>
        <text:list-item>
          <text:p text:style-name="P19">Pretty often, like daily.</text:p>
        </text:list-item>
        <text:list-item>
          <text:p text:style-name="P19">Probably homework. <text:s/>Probably the worksheets to look at for studying.</text:p>
        </text:list-item>
        <text:list-item>
          <text:p text:style-name="P19">Bright would be pretty cool. <text:s/>Like yellow and blue. <text:s/>Yellow background with blue text.</text:p>
        </text:list-item>
        <text:list-item>
          <text:p text:style-name="P19">Main current activity in the center and navigation tabs on the side. <text:s/>Homework, Units, <text:span text:style-name="T12">other stuff.</text:span></text:p>
        </text:list-item>
      </text:list>
      <text:p text:style-name="P18"/>
      <text:p text:style-name="P12"/>
      <text:p text:style-name="P25">5<text:span text:style-name="T7">th</text:span> Interviewee</text:p>
      <text:p text:style-name="P18"/>
      <text:p text:style-name="P21">Abby-<text:span text:style-name="T10">12 year old student, female, white from neighboring district</text:span></text:p>
      <text:p text:style-name="P18"/>
      <text:list xml:id="list1963799773" text:style-name="L9">
        <text:list-item>
          <text:p text:style-name="P20">Resources to different websites. <text:s/>Pictures to learn about the time. <text:s/>Project information. <text:s/>Make posters and slides to show what to do. <text:s/>Rubrics so I know what to do. <text:s/></text:p>
        </text:list-item>
        <text:list-item>
          <text:p text:style-name="P22">Probably once every two days because you can do other projects and don’t do the same thing every single day.</text:p>
        </text:list-item>
        <text:list-item>
          <text:p text:style-name="P22">Everything, homework, projects, don’t want to go to a bunch of sites and get confused. <text:s/>A link to SIS to check grades, but not post the grades.</text:p>
        </text:list-item>
        <text:list-item>
          <text:p text:style-name="P22">Bright colors, but not too bright. <text:s/>Oranges, yellows, lime greens, reds.</text:p>
        </text:list-item>
        <text:list-item>
          <text:p text:style-name="P22">Assignments first, the newest ones. <text:s/>Projects. <text:s/>New stuff at the top, old stuff at the bottom. <text:s/>Add photos next to it so you know where you are going and don’t click the wrong one. <text:s/>Or color the text so you know which one is which.</text:p>
        </text:list-item>
      </text:list>
      <text:p text:style-name="P17"/>
      <text:p text:style-name="P13"/>
      <text:p text:style-name="P13"/>
      <text:p text:style-name="P7"><text:span text:style-name="T1"/></text:p>
      <text:p text:style-name="P7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1:48:05.049710177</meta:creation-date>
    <dc:date>2019-06-30T15:41:32.800507852</dc:date>
    <meta:editing-duration>PT21H7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46" meta:word-count="866" meta:character-count="5054" meta:non-whitespace-character-count="4200"/>
  </office:meta>
</office:document-meta>
</file>